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ff"/>
    </style:style>
    <style:style style:name="T4" style:family="text">
      <style:text-properties fo:color="#ff0000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table-of-content text:style-name="Sect1" text:protected="true" text:name="Table of Contents1">
        <text:table-of-content-source text:outline-level="5">
          <text:index-title-template text:style-name="Contents_20_Heading">Data Libr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Data Library</text:p>
          </text:index-title>
          <text:p text:style-name="P6">1. Library Overview<text:tab/>2</text:p>
          <text:p text:style-name="P6">2. Data Utility (DataUtil.h)<text:tab/>3</text:p>
          <text:p text:style-name="P8">new_Data( Size )<text:tab/>3</text:p>
          <text:p text:style-name="P8">new_Data( FileName )<text:tab/>3</text:p>
          <text:p text:style-name="P8">delete_Data<text:tab/>3</text:p>
          <text:p text:style-name="P8">set_Data<text:tab/>3</text:p>
          <text:p text:style-name="P8">copy_Data<text:tab/>3</text:p>
          <text:p text:style-name="P8">read_Data<text:tab/>4</text:p>
          <text:p text:style-name="P8">write_Data<text:tab/>4</text:p>
          <text:p text:style-name="P6">3. Data Utility Compression (DataUtil_???.h)<text:tab/>5</text:p>
          <text:p text:style-name="P7">DataUtil_LZMA.h<text:tab/>5</text:p>
          <text:p text:style-name="P8">unpack_LZMA_Data( Src, SrcSize )<text:tab/>5</text:p>
          <text:p text:style-name="P8">unpack_LZMA_Data( Src, SrcSize, DestSize )<text:tab/>5</text:p>
          <text:p text:style-name="P8">unpack_LZMA_Data( Src, SrcSize, Dest, DestSize )<text:tab/>5</text:p>
          <text:p text:style-name="P6">4. File Utility (FileUtil.h)<text:tab/>6</text:p>
          <text:p text:style-name="P8">size_File( FileName )<text:tab/>6</text:p>
          <text:p text:style-name="P8">size_File( FILE* )<text:tab/>6</text:p>
          <text:p text:style-name="P6">5. Data Block (DataBlock.h)<text:tab/>7</text:p>
          <text:p text:style-name="P6">6. Data Block Compression (DataBlock_???.h)<text:tab/>9</text:p>
        </text:index-body>
      </text:table-of-content>
      <text:p text:style-name="Standard"/>
      <text:h text:style-name="P4" text:outline-level="1">1. Library Overview</text:h>
      <text:p text:style-name="P2">The data library is a collection of functions and tools for acquiring data. <text:s/>They encapsulate standard file IO function, giving a higher level interface that includes access to file compression.</text:p>
      <text:p text:style-name="P2"/>
      <text:p text:style-name="P2">Data Library lives in the IO namespace. <text:s/>With the exception of utility files, functions end with the base name. <text:s/>“new_DataBlock” an example of a DataBlock function, or “read_Data” as an example of a DataUtil function.</text:p>
      <text:p text:style-name="P2"/>
      <text:h text:style-name="P4" text:outline-level="1">2. Data Utility (DataUtil.h)</text:h>
      <text:p text:style-name="Text_20_body">DataUtil functions are standard application to raw data. <text:s/>They are for situations where the DataBlock type isn't suitable.</text:p>
      <text:p text:style-name="Text_20_body">Functions of DataUtil end with the suffix <text:span text:style-name="T1">_Data</text:span>.</text:p>
      <text:p text:style-name="Text_20_body"/>
      <text:h text:style-name="Heading_20_3" text:outline-level="3">new_Data( Size )</text:h>
      <text:p text:style-name="Text_20_body"><text:tab/>Syntax: void* <text:span text:style-name="T1">new_Data</text:span>( const size_t <text:span text:style-name="T1">Size</text:span> );</text:p>
      <text:p text:style-name="Text_20_body">new_Data allocates and returns a block of data of the given size.</text:p>
      <text:p text:style-name="Text_20_body"/>
      <text:h text:style-name="Heading_20_3" text:outline-level="3">new_Data( FileName )</text:h>
      <text:p text:style-name="Text_20_body"><text:tab/>Syntax: void* <text:span text:style-name="T1">new_Data</text:span>( const char* <text:span text:style-name="T1">FileName</text:span> );</text:p>
      <text:p text:style-name="Text_20_body">new_Data allocates the memory required to read the entire file, FileName, and reads it from disk in to the allocated memory, and returns it.</text:p>
      <text:p text:style-name="Text_20_body"/>
      <text:h text:style-name="Heading_20_3" text:outline-level="3">delete_Data</text:h>
      <text:p text:style-name="Text_20_body"><text:tab/>Syntax: void <text:span text:style-name="T1">delete_Data</text:span>( void* <text:span text:style-name="T1">Data</text:span> );</text:p>
      <text:p text:style-name="Text_20_body">delete_Data free's memory allocated by either new_Data function.</text:p>
      <text:p text:style-name="Text_20_body"/>
      <text:h text:style-name="Heading_20_3" text:outline-level="3">set_Data</text:h>
      <text:p text:style-name="Text_20_body"><text:tab/>Syntax: void <text:span text:style-name="T1">set_Data</text:span>( const int <text:span text:style-name="T1">Value</text:span>, void* <text:span text:style-name="T1">Data</text:span>, const size_t <text:span text:style-name="T1">Size</text:span> );</text:p>
      <text:p text:style-name="Text_20_body">set_Data is a wrapper for “memset”. <text:s/>Given a value, a pointer, and a size, each character of data at that location is set to the passed value.</text:p>
      <text:p text:style-name="Text_20_body"/>
      <text:h text:style-name="Heading_20_3" text:outline-level="3">copy_Data</text:h>
      <text:p text:style-name="Text_20_body"><text:tab/>Syntax: void <text:span text:style-name="T1">copy_Data</text:span>( void* <text:span text:style-name="T1">Src</text:span>, void* <text:span text:style-name="T1">Dest</text:span>, const size_t <text:span text:style-name="T1">Size</text:span> );</text:p>
      <text:p text:style-name="Text_20_body">copy_Data is a wrapper for “memcpy”. <text:s/>Given a source pointer, a destination pointer, and a size, copy that many bytes from source to destination.</text:p>
      <text:p text:style-name="Text_20_body"/>
      <text:h text:style-name="Heading_20_3" text:outline-level="3">read_Data</text:h>
      <text:p text:style-name="Text_20_body"><text:tab/>Syntax: const size_t <text:span text:style-name="T1">read_Data</text:span>( const char* <text:span text:style-name="T1">FileName</text:span>, void* <text:span text:style-name="T1">Data</text:span>, const size_t <text:span text:style-name="T1">Size</text:span> );</text:p>
      <text:p text:style-name="Text_20_body">read_Data reads data from a file in to the memory pointed to by Data. <text:s/>Size is how large in bytes the block of memory is. <text:s/>read_Data will not read more bytes than the size, but it may read less if the file is smaller. <text:s/>read_Data returns the number of bytes read.</text:p>
      <text:p text:style-name="Text_20_body">For files of unknown size you'd like auto allocated on the heap, see <text:span text:style-name="T1">new_Data( FileName )</text:span>.</text:p>
      <text:p text:style-name="Text_20_body"/>
      <text:h text:style-name="Heading_20_3" text:outline-level="3">write_Data</text:h>
      <text:p text:style-name="Text_20_body"><text:tab/>Syntax: const size_t <text:span text:style-name="T1">write_Data</text:span>( const char* <text:span text:style-name="T1">FileName</text:span>, void* <text:span text:style-name="T1">Data</text:span>, size_t <text:span text:style-name="T1">Size</text:span> );</text:p>
      <text:p text:style-name="Text_20_body">write_Data writes the data pointed to by Data to a file. <text:s/>Size is the size in bytes of the data. <text:s/>write_Data returns the number of bytes written.</text:p>
      <text:p text:style-name="Text_20_body"/>
      <text:p text:style-name="Text_20_body"/>
      <text:h text:style-name="P4" text:outline-level="1">3. Data Utility Compression (DataUtil_???.h)</text:h>
      <text:p text:style-name="Text_20_body">To compliment the easy reading functions, data compression functionality is provided. <text:s/>Each compressor/decompressor's implementations are provided in separate header files, allowing you to better pick and choose which formats you'd like to support.</text:p>
      <text:h text:style-name="Heading_20_2" text:outline-level="2">DataUtil_LZMA.h</text:h>
      <text:p text:style-name="Text_20_body">Compression code for the LZMA format (7zip). <text:s/>To better support embedded systems, this code only supports decompression. <text:s/>For compression support, use ZLIB or BZIP.</text:p>
      <text:p text:style-name="Text_20_body"/>
      <text:h text:style-name="Heading_20_3" text:outline-level="3">unpack_LZMA_Data( Src, SrcSize )</text:h>
      <text:p text:style-name="Text_20_body"><text:tab/>Syntax: void* <text:span text:style-name="T1">unpack_LZMA_Data</text:span>( void* <text:span text:style-name="T1">Src</text:span>, size_t <text:span text:style-name="T1">Size</text:span> );</text:p>
      <text:p text:style-name="Text_20_body">unpack_LZMA_Data allocates memory for and uncompresses LZMA data to it. <text:s/>The function returns the uncompressed data. <text:s/>When you're finished, the block should be deleted using <text:span text:style-name="T1">delete_Data</text:span>. <text:s/>This function is for when you don't care about the size of the uncompressed data.</text:p>
      <text:p text:style-name="Text_20_body"/>
      <text:h text:style-name="Heading_20_3" text:outline-level="3">unpack_LZMA_Data( Src, SrcSize, DestSize )</text:h>
      <text:p text:style-name="Text_20_body"><text:tab/>Syntax: void* <text:span text:style-name="T1">unpack_LZMA_Data</text:span>( void* <text:span text:style-name="T1">Src</text:span>, size_t <text:span text:style-name="T1">Size</text:span>, size_t* <text:span text:style-name="T1">DestSize</text:span> );</text:p>
      <text:p text:style-name="Text_20_body">unpack_LZMA_Data allocates memory for and uncompresses LZMA data to it. <text:s/>The function returns the uncompressed data. <text:s/>When you're finished, the block should be deleted using <text:span text:style-name="T1">delete_Data</text:span>. <text:s text:c="2"/>A pointer to a variable to store the size should be passed as “DestSize”.</text:p>
      <text:p text:style-name="Text_20_body"/>
      <text:h text:style-name="Heading_20_3" text:outline-level="3">unpack_LZMA_Data( Src, SrcSize, Dest, DestSize )</text:h>
      <text:p text:style-name="Text_20_body"><text:tab/>Syntax: size_t <text:span text:style-name="T1">unpack_LZMA_Data</text:span>( void* <text:span text:style-name="T1">Src</text:span>, size_t <text:span text:style-name="T1">SSize</text:span>, void** <text:span text:style-name="T1">Dest</text:span>, size_t <text:span text:style-name="T1">DSize</text:span> );</text:p>
      <text:p text:style-name="Text_20_body">unpack_LZMA_Data uncompresses LZMA data to the destination memory passed. <text:s/>DSize tells the function how large the memory is. <text:s/>If there's not enough room, the function return 0. <text:s/>Otherwise, the function returns the number of bytes uncompressed. <text:s/>Decompression never uncompresses only part of a file.</text:p>
      <text:p text:style-name="Text_20_body"/>
      <text:p text:style-name="Text_20_body"/>
      <text:p text:style-name="Text_20_body">TODO: BZIP, ZLIB, and LZO</text:p>
      <text:h text:style-name="P4" text:outline-level="1">4. File Utility (FileUtil.h)</text:h>
      <text:p text:style-name="Text_20_body">lalala</text:p>
      <text:p text:style-name="Text_20_body"/>
      <text:h text:style-name="Heading_20_3" text:outline-level="3">size_File( FileName )</text:h>
      <text:p text:style-name="Text_20_body"><text:tab/>Syntax: const size_t <text:span text:style-name="T1">size_File</text:span>( const char* <text:span text:style-name="T1">FileName</text:span> );</text:p>
      <text:p text:style-name="Text_20_body">size_File returns the size of a file, given a string filename.</text:p>
      <text:p text:style-name="Text_20_body"/>
      <text:h text:style-name="Heading_20_3" text:outline-level="3">size_File( FILE* )</text:h>
      <text:p text:style-name="Text_20_body"><text:tab/>Syntax: const size_t <text:span text:style-name="T1">size_File</text:span>( FILE* <text:span text:style-name="T1">fp</text:span> );</text:p>
      <text:p text:style-name="Text_20_body">size_File returns the size of a given open file.</text:p>
      <text:p text:style-name="Text_20_body"/>
      <text:p text:style-name="Text_20_body"/>
      <text:p text:style-name="Text_20_body"/>
      <text:h text:style-name="P4" text:outline-level="1">5. Data Block (DataBlock.h)</text:h>
      <text:p text:style-name="Text_20_body">DataBlock's are a simple structure that contain data and a variable to check the size of the data.</text:p>
      <text:p text:style-name="Text_20_body"/>
      <text:p text:style-name="P3"><text:span text:style-name="T3">struct</text:span> DataBlock {</text:p>
      <text:p text:style-name="P3"><text:tab/><text:span text:style-name="T3">size_t</text:span> Size;</text:p>
      <text:p text:style-name="P3"><text:tab/><text:span text:style-name="T3">char</text:span> Data[<text:span text:style-name="T4">0</text:span>];</text:p>
      <text:p text:style-name="P3">};</text:p>
      <text:p text:style-name="P3"><text:span text:style-name="T2"/></text:p>
      <text:p text:style-name="P3"><text:span text:style-name="T2">new_DataBlock( Size )</text:span></text:p>
      <text:p text:style-name="P3"><text:span text:style-name="T2">new_DataBlock( Size, InitValue )</text:span></text:p>
      <text:p text:style-name="P3"><text:span text:style-name="T2">new_DataBlock( FileName )</text:span></text:p>
      <text:p text:style-name="P3"><text:span text:style-name="T2"/></text:p>
      <text:p text:style-name="P3"><text:span text:style-name="T2">delete_DataBlock</text:span></text:p>
      <text:p text:style-name="P3"><text:span text:style-name="T2"/></text:p>
      <text:p text:style-name="P3"><text:span text:style-name="T2">read_DataBlock</text:span></text:p>
      <text:p text:style-name="P3"><text:span text:style-name="T2">write_DataBlock</text:span></text:p>
      <text:p text:style-name="P3"><text:span text:style-name="T2"/></text:p>
      <text:p text:style-name="P3"><text:span text:style-name="T2">copy_DataBlock( Src )</text:span></text:p>
      <text:p text:style-name="P3"><text:span text:style-name="T2">copy_DataBlock( Src, Dest )</text:span></text:p>
      <text:p text:style-name="P3"><text:span text:style-name="T2">copy_DataBlock( Src, Dest, PadValue )</text:span></text:p>
      <text:p text:style-name="P3"><text:span text:style-name="T2"/></text:p>
      <text:p text:style-name="P3"><text:span text:style-name="T2"/></text:p>
      <text:p text:style-name="P3"><text:span text:style-name="T2">set_DataBlock( DataBlock, Value )</text:span></text:p>
      <text:p text:style-name="P3"><text:span text:style-name="T2"/></text:p>
      <text:p text:style-name="P3"><text:span text:style-name="T2">resize_DataBlock( DataBlock, NewSize )</text:span></text:p>
      <text:p text:style-name="P3"><text:span text:style-name="T2">resize_DataBlock( DataBlock, NewSize, PadValue )</text:span></text:p>
      <text:p text:style-name="P3"><text:span text:style-name="T2"/></text:p>
      <text:p text:style-name="P3"><text:span text:style-name="T2">reallocate_DataBlock( DataBlock )</text:span></text:p>
      <text:p text:style-name="P3"><text:span text:style-name="T2">reallocate_DataBlock( DataBlock, NewSize )</text:span></text:p>
      <text:p text:style-name="P3"><text:span text:style-name="T2">reallocate_DataBlock( DataBlock, NewSize, PadValue )</text:span></text:p>
      <text:p text:style-name="P3"><text:span text:style-name="T2"/></text:p>
      <text:p text:style-name="P3"><text:span text:style-name="T2">cDataBlock</text:span></text:p>
      <text:p text:style-name="P3"><text:span text:style-name="T2"/></text:p>
      <text:p text:style-name="P3"><text:span text:style-name="T2">euba</text:span></text:p>
      <text:p text:style-name="P3"><text:span text:style-name="T2"/></text:p>
      <text:h text:style-name="P4" text:outline-level="1">6. Data Block Compression (DataBlock_???.h)</text:h>
      <text:p text:style-name="P3"><text:span text:style-name="T2"/></text:p>
      <text:p text:style-name="P3"><text:span text:style-name="T2">Huzzah!</text:span></text:p>
      <text:p text:style-name="P3"><text:span text:style-name="T2"/></text:p>
      <text:p text:style-name="P3"><text:span text:style-name="T2"/></text:p>
      <text:h text:style-name="P5" text:outline-level="1">7. Tree Utility ... ??</text:h>
      <text:p text:style-name="P3"><text:span text:style-name="T2">Functions for handling/searching for files in directory trees ... ?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9$Build-9124</meta:generator>
    <meta:initial-creator>Mike Kasprzak</meta:initial-creator>
    <meta:creation-date>2006-03-15T21:41:32</meta:creation-date>
    <dc:date>2007-12-11T05:13:10</dc:date>
    <dc:language>en-US</dc:language>
    <meta:editing-cycles>143</meta:editing-cycles>
    <meta:editing-duration>PT15H30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98" meta:word-count="897" meta:character-count="5441"/>
  </office:meta>
</office:document-meta>
</file>